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P1" style:family="paragraph" style:parent-style-name="Standard">
      <style:text-properties officeooo:rsid="000748b8" officeooo:paragraph-rsid="000748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8:00:16.149728709</meta:creation-date>
    <meta:editing-cycles>1</meta:editing-cycles>
    <meta:editing-duration>PT31S</meta:editing-duration>
    <dc:title>Hello</dc:title>
    <dc:date>2017-07-10T18:00:43.971581957</dc:date>
    <meta:generator>LibreOffice/5.3.4.2$Linux_X86_64 LibreOffice_project/30m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